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Kapitola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sledek</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iknutí pravým tlačítkem</text:span></text:p>
            </table:table-cell>
            <table:table-cell table:style-name="Table5.A2" office:value-type="string">
              <text:p text:style-name="P15">Control + kliknut a/nebo klik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další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 s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Pro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Obrázek <text:sequence text:ref-name="refFigure8" text:name="Figure" text:formula="ooow:Figure+1" style:num-format="1">9</text:sequence>: Podklady</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j. zvolíme vhodné okraje, velikost písma, atd. Možná budem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Pokud chceme použít Náhled tisku:</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Zobrazit PDF po dokončení exportu:</text:span> Otevře se výchozí PDF prohlížeč a zobrazí PDF po dokončení exportu.</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Pokud jsme definovali odkazy na jiné dokumenty s OpenDocument příponami (např. .odt, .ods., .odp), po zaškrtnutí této volby LibreOffice v exportovaném dokumentu zkonvertuje tyto přípony souborů na .pdf.</text:p>
      <text:p text:style-name="P30">Exportovat URL relativně k souborovému systému</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76"><text:soft-page-break/>Pokud používáme čipovou kartu, zadáme zde PIN. Některý software čipové karty nás znovu před podpisem vyzve k zadání kódu PIN.</text:p>
        </text:list-item>
        <text:list-item>
          <text:p text:style-name="P76"><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76"><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76">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Pokud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Změna hodnoty existujícího popisu zruší platnost podpisu.</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